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57c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{"ID":1,"CommodityID":18,"PhenophaseID":45,"HealthParameter":"Plant Population/m2","Specification":"10-15,15-20,20-25,25-30,30-35,35-40","Status":"Active"},{"ID":2,"CommodityID":18,"PhenophaseID":45,"HealthParameter":"Plant Height (cm)","Specification":"10-15,15-20,20-25,25-30,30-35,35-40","Status":"Active"},{"ID":3,"CommodityID":18,"PhenophaseID":57,"HealthParameter":"Branches/plant","Specification":"1-2,2-3,3-4","Status":"Active"},{"ID":4,"CommodityID":18,"PhenophaseID":57,"HealthParameter":"Plant Height (cm)","Specification":"40-50,50-60,60-70,70-80,80-90,90-100,100-110,110-120","Status":"Active"},{"ID":5,"CommodityID":18,"PhenophaseID":57,"HealthParameter":"Leaf Colour","Specification":"Dark Green,Green,Pale Green,Dark Yellow,Yellow,Pale Yellow","Status":"Active"},{"ID":6,"CommodityID":18,"PhenophaseID":20,"HealthParameter":"Branches/plant","Specification":"3-4,4-5,5-6,6-7,7-8","Status":"Active"},{"ID":7,"CommodityID":18,"PhenophaseID":20,"HealthParameter":"Plant Height (cm)","Specification":"90-100,100-110,110-120,120-130,130-140,140-150","Status":"Active"},{"ID":8,"CommodityID":18,"PhenophaseID":20,"HealthParameter":"Leaf Colour","Specification":"Dark Green,Green,Pale Green,Dark Yellow,Yellow,Pale Yellow","Status":"Active"},</text:p>
      <text:p text:style-name="P1"/>
      <text:p text:style-name="P1"/>
      <text:p text:style-name="P1">{"ID":9,"CommodityID":18,"PhenophaseID":48,"HealthParameter":"No. of Siliqua/Plant","Specification":"150-180,180-210,210-240,240-270,270-300,300-330,330-360,360-390","Status":"Active"},</text:p>
      <text:p text:style-name="P1"/>
      <text:p text:style-name="P1"/>
      <text:p text:style-name="P1">{"ID":10,"CommodityID":18,"PhenophaseID":48,"HealthParameter":"Plant Height (cm)","Specification":"110-120,120-130,130-140,140-150,150-160,170-180","Status":"Active"},{"ID":11,"CommodityID":18,"PhenophaseID":48,"HealthParameter":"Branches/plant","Specification":"5-6,6-7,7-8,8-9,9-10","Status":"Active"},{"ID":12,"CommodityID":18,"PhenophaseID":48,"HealthParameter":"Leaf Colour","Specification":"Dark Green,Green,Pale Green,Dark Yellow,Yellow,Pale Yellow","Status":"Active"},{"ID":13,"CommodityID":18,"PhenophaseID":48,"HealthParameter":"Siliqua Colour","Specification":"Dark Green,Green,Pale Green,Dark Yellow,Yellow,Pale Yellow","Status":"Active"},{"ID":14,"CommodityID":18,"PhenophaseID":44,"HealthParameter":"No. of Seed/Siliqua","Specification":"5-8,8-11,11-14,14-17,17-20","Status":"Active"},{"ID":15,"CommodityID":18,"PhenophaseID":44,"HealthParameter":"Plant Height (cm)","Specification":"110-120,120-130,130-140,140-150,150-160,170-180,180-190,190-200","Status":"Active"},{"ID":16,"CommodityID":18,"PhenophaseID":44,"HealthParameter":"Branches/plant","Specification":"5-6,6-7,7-8,8-9,9-10,10-11,11-12,12-13,13-14,14-15","Status":"Active"},{"ID":17,"CommodityID":18,"PhenophaseID":44,"HealthParameter":"Leaf Colour","Specification":"Dark Green,Green,Pale Green,Dark Yellow,Yellow,Pale Yellow","Status":"Active"},{"ID":18,"CommodityID":18,"PhenophaseID":44,"HealthParameter":"Siliqua Colour","Specification":"Dark Green,Green,Pale Green,Dark Yellow,Yellow,Pale Yellow","Status":"Active"},{"ID":19,"CommodityID":18,"PhenophaseID":32,"HealthParameter":"No. of Siliqua/Plant","Specification":"150-180,180-210,210-240,240-270,270-300,300-330,330-360,360-390","Status":"Active"},{"ID":20,"CommodityID":18,"PhenophaseID":32,"HealthParameter":"No. of Seed/Siliqua","Specification":"5-8,8-11,11-14,14-17,17-20","Status":"Active"},<text:soft-page-break/>{"ID":21,"CommodityID":18,"PhenophaseID":32,"HealthParameter":"Plant Height (cm)","Specification":"110-120,120-130,130-140,140-150,150-160,170-180,180-190,190-200,180-190,190-200","Status":"Active"},{"ID":22,"CommodityID":18,"PhenophaseID":32,"HealthParameter":"Branches/plant","Specification":"5-6,6-7,7-8,8-9,9-10,10-11,11-12,12-13,13-14,14-15","Status":"Active"},{"ID":23,"CommodityID":18,"PhenophaseID":32,"HealthParameter":"Leaf Colour","Specification":"Dark Green,Green,Pale Green,Dark Yellow,Yellow,Pale Yellow","Status":"Active"},{"ID":24,"CommodityID":18,"PhenophaseID":32,"HealthParameter":"Siliqua Colour","Specification":"Dark Green,Green,Pale Green,Dark Yellow,Yellow,Pale Yellow","Status":"Active"}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07T19:32:24.943274146</meta:creation-date>
    <dc:date>2020-01-08T11:20:11.649318446</dc:date>
    <meta:editing-duration>PT15H37M36S</meta:editing-duration>
    <meta:editing-cycles>1</meta:editing-cycles>
    <meta:document-statistic meta:table-count="0" meta:image-count="0" meta:object-count="0" meta:page-count="2" meta:paragraph-count="3" meta:word-count="64" meta:character-count="3979" meta:non-whitespace-character-count="3918"/>
    <meta:generator>LibreOffice/6.0.7.3$Linux_X86_64 LibreOffice_project/00m0$Build-3</meta:generator>
  </office:meta>
</office:document-meta>
</file>